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flat-sing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at-single</text:p>
          </table:table-cell>
          <table:table-cell table:style-name="Default" office:value-type="string" calcext:value-type="string">
            <text:p>thick</text:p>
          </table:table-cell>
          <table:table-cell office:value-type="string" calcext:value-type="string">
            <text:p>nuno</text:p>
          </table:table-cell>
          <table:table-cell/>
        </table:table-row>
        <table:table-row table:style-name="ro1">
          <table:table-cell/>
          <table:table-cell table:style-name="ce1" office:value-type="float" office:value="33" calcext:value-type="float">
            <text:p>33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2.5" calcext:value-type="float">
            <text:p>32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2.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table:style-name="ce1" office:value-type="float" office:value="31.5" calcext:value-type="float">
            <text:p>31.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table:style-name="ce1" office:value-type="float" office:value="31" calcext:value-type="float">
            <text:p>31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table:style-name="ce1" office:value-type="float" office:value="30.5" calcext:value-type="float">
            <text:p>30.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table:style-name="ce1" office:value-type="float" office:value="30" calcext:value-type="float">
            <text:p>30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table:style-name="ce1" office:value-type="float" office:value="29.5" calcext:value-type="float">
            <text:p>29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9" calcext:value-type="float">
            <text:p>29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table:style-name="ce1"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table:style-name="ce1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7" calcext:value-type="float">
            <text:p>27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6" calcext:value-type="float">
            <text:p>26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table:style-name="ce1" office:value-type="float" office:value="25.5" calcext:value-type="float">
            <text:p>25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4" calcext:value-type="float">
            <text:p>24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table:style-name="ce1"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3" calcext:value-type="float">
            <text:p>23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" calcext:value-type="float">
            <text:p>22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1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9" calcext:value-type="float">
            <text:p>19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8" calcext:value-type="float">
            <text:p>18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7" calcext:value-type="float">
            <text:p>17.0</text:p>
          </table:table-cell>
          <table:table-cell table:number-columns-repeated="2"/>
        </table:table-row>
        <table:table-row table:style-name="ro1" table:number-rows-repeated="1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lat-mult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at-multi</text:p>
          </table:table-cell>
          <table:table-cell table:style-name="Default" office:value-type="string" calcext:value-type="string">
            <text:p>thick</text:p>
          </table:table-cell>
          <table:table-cell office:value-type="string" calcext:value-type="string">
            <text:p>nuno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.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1" calcext:value-type="float">
            <text:p>31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.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29.5" calcext:value-type="float">
            <text:p>2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25.5" calcext:value-type="float">
            <text:p>2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.0</text:p>
          </table:table-cell>
          <table:table-cell table:number-columns-repeated="2"/>
        </table:table-row>
      </table:table>
      <table:table table:name="CAVS-sing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VS-single</text:p>
          </table:table-cell>
          <table:table-cell table:style-name="Default" office:value-type="string" calcext:value-type="string">
            <text:p>thick</text:p>
          </table:table-cell>
          <table:table-cell office:value-type="string" calcext:value-type="string">
            <text:p>nuno</text:p>
          </table:table-cell>
          <table:table-cell/>
        </table:table-row>
        <table:table-row table:style-name="ro1">
          <table:table-cell/>
          <table:table-cell table:style-name="ce1" office:value-type="float" office:value="30" calcext:value-type="float">
            <text:p>30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29" calcext:value-type="float">
            <text:p>29.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.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7" calcext:value-type="float">
            <text:p>27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"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6" calcext:value-type="float">
            <text:p>26.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" office:value-type="float" office:value="25.5" calcext:value-type="float">
            <text:p>25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5" calcext:value-type="float">
            <text:p>25.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"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4" calcext:value-type="float">
            <text:p>24.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1"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3" calcext:value-type="float">
            <text:p>23.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" calcext:value-type="float">
            <text:p>22.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1"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1" calcext:value-type="float">
            <text:p>21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kikomi</text:p>
          </table:table-cell>
        </table:table-row>
        <table:table-row table:style-name="ro1">
          <table:table-cell/>
          <table:table-cell table:style-name="ce1"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0" calcext:value-type="float">
            <text:p>20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9" calcext:value-type="float">
            <text:p>19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8" calcext:value-type="float">
            <text:p>18.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7" calcext:value-type="float">
            <text:p>17.0</text:p>
          </table:table-cell>
          <table:table-cell table:number-columns-repeated="2"/>
        </table:table-row>
        <table:table-row table:style-name="ro1" table:number-rows-repeated="1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VS-multi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VS-multi</text:p>
          </table:table-cell>
          <table:table-cell table:style-name="Default" office:value-type="string" calcext:value-type="string">
            <text:p>thick</text:p>
          </table:table-cell>
          <table:table-cell office:value-type="string" calcext:value-type="string">
            <text:p>nun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0" calcext:value-type="float">
            <text:p>3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"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9" calcext:value-type="float">
            <text:p>29.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8.5" calcext:value-type="float">
            <text:p>28.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8" calcext:value-type="float">
            <text:p>28.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7" calcext:value-type="float">
            <text:p>27.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6" calcext:value-type="float">
            <text:p>26.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" calcext:value-type="float">
            <text:p>25.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4" calcext:value-type="float">
            <text:p>24.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3.5" calcext:value-type="float">
            <text:p>23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3" calcext:value-type="float">
            <text:p>23.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2" calcext:value-type="float">
            <text:p>22.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1" calcext:value-type="float">
            <text:p>21.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0.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9" calcext:value-type="float">
            <text:p>19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" calcext:value-type="float">
            <text:p>18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7" calcext:value-type="float">
            <text:p>17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6" calcext:value-type="float">
            <text:p>16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" calcext:value-type="float">
            <text:p>15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4.5" calcext:value-type="float">
            <text:p>14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4" calcext:value-type="float">
            <text:p>14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" calcext:value-type="float">
            <text:p>13.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number-rows-repeated="10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0000/00/00</text:date>, <text:time style:data-style-name="N2" text:time-value="01:48:22.55481242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1:49:40.768135344</meta:creation-date>
    <dc:date>2020-09-29T02:32:07.781819500</dc:date>
    <meta:editing-duration>PT1H12M49S</meta:editing-duration>
    <meta:editing-cycles>4</meta:editing-cycles>
    <meta:generator>LibreOffice/5.1.6.2$Linux_X86_64 LibreOffice_project/10m0$Build-2</meta:generator>
    <meta:document-statistic meta:table-count="4" meta:cell-count="195" meta:object-count="0"/>
  </office:meta>
</office:document-meta>
</file>